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transition-type="automatic" presentation:transition-speed="slow" presentation:duration="PT0.145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8" style:parent-style-name="Graphics">
      <style:graphic-properties draw:fill="none" draw:stroke="non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automatic" presentation:transition-speed="slow" presentation:duration="PT0.293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 style:parent-style-name="Graphics">
      <style:graphic-properties draw:fill="none" draw:stroke="none"/>
    </style:style>
    <style:style style:family="presentation" style:name="a963">
      <style:graphic-properties draw:fill="none" draw:stroke="solid" svg:stroke-width="0.01389in" svg:stroke-color="#000000" svg:stroke-opacity="100%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ffffff" draw:opacity="100%" presentation:transition-type="automatic" presentation:transition-speed="slow" presentation:duration="PT0.33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6" style:parent-style-name="Graphics">
      <style:graphic-properties draw:fill="none" draw:stroke="non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transition-type="automatic" presentation:transition-speed="slow" presentation:duration="PT4.088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draw:stroke="non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draw:fill="none" draw:stroke="solid" svg:stroke-width="0.01389in" svg:stroke-color="#000000" svg:stroke-opacity="100%"/>
    </style:style>
    <style:style style:family="drawing-page" style:name="a821">
      <style:drawing-page-properties draw:fill="solid" draw:fill-color="#ffffff" draw:opacity="100%" presentation:transition-type="automatic" presentation:transition-speed="slow" presentation:duration="PT0.134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transition-type="automatic" presentation:transition-speed="slow" presentation:duration="PT0.265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transition-type="automatic" presentation:transition-speed="slow" presentation:duration="PT0.206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 style:parent-style-name="Graphics">
      <style:graphic-properties draw:fill="none" draw:stroke="non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transition-type="automatic" presentation:transition-speed="slow" presentation:duration="PT0.17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6" style:parent-style-name="Graphics">
      <style:graphic-properties draw:fill="none" draw:stroke="none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7">
      <style:drawing-page-properties draw:fill="solid" draw:fill-color="#ffffff" draw:opacity="100%" presentation:transition-type="automatic" presentation:transition-speed="slow" presentation:duration="PT0.14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 style:parent-style-name="Graphics">
      <style:graphic-properties draw:fill="none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fff" draw:opacity="100%" presentation:transition-type="automatic" presentation:transition-speed="slow" presentation:duration="PT0.177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5">
      <style:drawing-page-properties draw:fill="solid" draw:fill-color="#ffffff" draw:opacity="100%" presentation:transition-type="automatic" presentation:transition-speed="slow" presentation:duration="PT0.147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 style:parent-style-name="Graphics">
      <style:graphic-properties draw:fill="none" draw:stroke="none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transition-type="automatic" presentation:transition-speed="slow" presentation:duration="PT0.204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draw:fill="none" draw:stroke="solid" svg:stroke-width="0.01389in" svg:stroke-color="#000000" svg:stroke-opacity="100%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 style:parent-style-name="Graphics">
      <style:graphic-properties draw:fill="none" draw:stroke="non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automatic" presentation:transition-speed="slow" presentation:duration="PT0.163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transition-type="automatic" presentation:transition-speed="slow" presentation:duration="PT0.201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2" style:parent-style-name="Graphics">
      <style:graphic-properties draw:fill="none" draw:stroke="none"/>
    </style:style>
    <style:style style:family="presentation" style:name="a1033">
      <style:graphic-properties draw:fill="none" draw:stroke="solid" svg:stroke-width="0.01389in" svg:stroke-color="#000000" svg:stroke-opacity="100%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automatic" presentation:transition-speed="slow" presentation:duration="PT0.305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 style:parent-style-name="Graphics">
      <style:graphic-properties draw:fill="none" draw:stroke="non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solid" svg:stroke-width="0.01389in" svg:stroke-color="#000000" svg:stroke-opacity="100%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fffff" draw:opacity="100%" presentation:transition-type="automatic" presentation:transition-speed="slow" presentation:duration="PT0.22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transition-type="automatic" presentation:transition-speed="slow" presentation:duration="PT0.227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draw:stroke="non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drawing-page" style:name="a933">
      <style:drawing-page-properties draw:fill="solid" draw:fill-color="#ffffff" draw:opacity="100%" presentation:transition-type="automatic" presentation:transition-speed="slow" presentation:duration="PT0.14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 style:parent-style-name="Graphics">
      <style:graphic-properties draw:fill="none" draw:stroke="none"/>
    </style:style>
    <style:style style:family="presentation" style:name="a935">
      <style:graphic-properties draw:fill="none" draw:stroke="solid" svg:stroke-width="0.01389in" svg:stroke-color="#000000" svg:strok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solid" draw:fill-color="#ffffff" draw:opacity="100%" presentation:transition-type="automatic" presentation:transition-speed="slow" presentation:duration="PT0.379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transition-type="automatic" presentation:transition-speed="slow" presentation:duration="PT0.178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8" style:parent-style-name="Graphics">
      <style:graphic-properties draw:fill="none" draw:stroke="none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graphic" style:name="a1060" style:parent-style-name="Graphics">
      <style:graphic-properties draw:fill="none" draw:stroke="none"/>
    </style:style>
    <style:style style:family="presentation" style:name="a1061">
      <style:graphic-properties draw:fill="none" draw:stroke="solid" svg:stroke-width="0.01389in" svg:stroke-color="#000000" svg:stroke-opacity="100%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automatic" presentation:transition-speed="slow" presentation:duration="PT0.18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 style:parent-style-name="Graphics">
      <style:graphic-properties draw:fill="none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GB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65" draw:master-page-name="Master1-Layout1-title-标题幻灯片" presentation:presentation-page-layout-name="Master1-PPL1" draw:id="Slide-256">
        <draw:frame draw:id="id69" draw:style-name="a766" draw:name="图片 6" svg:x="0in" svg:y="0in" svg:width="10in" svg:height="7.5in" style:rel-width="scale" style:rel-height="scale">
          <draw:image xlink:href="media/image1.png" xlink:type="simple" xlink:show="embed" xlink:actuate="onLoad"/>
          <svg:title/>
          <svg:desc>形状

描述已自动生成</svg:desc>
        </draw:frame>
        <presentation:notes draw:style-name="a778">
          <draw:page-thumbnail draw:page-number="1" svg:x="1.5in" svg:y="1.25in" svg:width="4.5in" svg:height="3.375in" presentation:class="page" draw:id="id70" presentation:style-name="a767" draw:name="幻灯片图像占位符 1">
            <svg:title/>
            <svg:desc/>
          </draw:page-thumbnail>
          <draw:frame draw:id="id71" presentation:style-name="a773" draw:name="备注占位符 2" svg:x="0.75in" svg:y="4.8125in" svg:width="6in" svg:height="3.9375in" presentation:class="notes" presentation:placeholder="false">
            <draw:text-box>
              <text:p text:style-name="a769" text:class-names="" text:cond-style-name=""><text:span text:style-name="a768" text:class-names="">1_0</text:span></text:p>
              <text:p text:style-name="a772" text:class-names="" text:cond-style-name=""><text:span text:style-name="a770" text:class-names="">1</text:span><text:span text:style-name="a771" text:class-names=""/></text:p>
            </draw:text-box>
            <svg:title/>
            <svg:desc/>
          </draw:frame>
          <draw:frame draw:id="id72" draw:style-name="a777" draw:name="灯片编号占位符 3" svg:x="4.24826in" svg:y="9.49826in" svg:width="3.25in" svg:height="0.50174in">
            <draw:text-box>
              <text:p text:style-name="a776" text:class-names="" text:cond-style-name=""><text:span text:style-name="a774" text:class-names=""><text:page-number style:num-format="1" text:fixed="false">1</text:page-number></text:span><text:span text:style-name="a775" text:class-names=""/></text:p>
            </draw:text-box>
            <svg:title/>
            <svg:desc/>
          </draw:frame>
        </presentation:notes>
      </draw:page>
      <draw:page draw:name="Slide2" draw:style-name="a779" draw:master-page-name="Master1-Layout2-obj-标题和内容" presentation:presentation-page-layout-name="Master1-PPL2" draw:id="Slide-257">
        <draw:frame draw:id="id73" draw:style-name="a780" draw:name="图片 6" svg:x="0in" svg:y="0in" svg:width="10in" svg:height="7.5in" style:rel-width="scale" style:rel-height="scale">
          <draw:image xlink:href="media/image2.png" xlink:type="simple" xlink:show="embed" xlink:actuate="onLoad"/>
          <svg:title/>
          <svg:desc>形状

描述已自动生成</svg:desc>
        </draw:frame>
        <presentation:notes draw:style-name="a792">
          <draw:page-thumbnail draw:page-number="2" svg:x="1.5in" svg:y="1.25in" svg:width="4.5in" svg:height="3.375in" presentation:class="page" draw:id="id74" presentation:style-name="a781" draw:name="幻灯片图像占位符 1">
            <svg:title/>
            <svg:desc/>
          </draw:page-thumbnail>
          <draw:frame draw:id="id75" presentation:style-name="a787" draw:name="备注占位符 2" svg:x="0.75in" svg:y="4.8125in" svg:width="6in" svg:height="3.9375in" presentation:class="notes" presentation:placeholder="false">
            <draw:text-box>
              <text:p text:style-name="a783" text:class-names="" text:cond-style-name=""><text:span text:style-name="a782" text:class-names="">1_1</text:span></text:p>
              <text:p text:style-name="a786" text:class-names="" text:cond-style-name=""><text:span text:style-name="a784" text:class-names="">2</text:span><text:span text:style-name="a785" text:class-names=""/></text:p>
            </draw:text-box>
            <svg:title/>
            <svg:desc/>
          </draw:frame>
          <draw:frame draw:id="id76" draw:style-name="a791" draw:name="灯片编号占位符 3" svg:x="4.24826in" svg:y="9.49826in" svg:width="3.25in" svg:height="0.50174in">
            <draw:text-box>
              <text:p text:style-name="a790" text:class-names="" text:cond-style-name=""><text:span text:style-name="a788" text:class-names=""><text:page-number style:num-format="1" text:fixed="false">2</text:page-number></text:span><text:span text:style-name="a789" text:class-names=""/></text:p>
            </draw:text-box>
            <svg:title/>
            <svg:desc/>
          </draw:frame>
        </presentation:notes>
      </draw:page>
      <draw:page draw:name="Slide3" draw:style-name="a793" draw:master-page-name="Master1-Layout2-obj-标题和内容" presentation:presentation-page-layout-name="Master1-PPL2" draw:id="Slide-258">
        <draw:frame draw:id="id77" draw:style-name="a794" draw:name="图片 4" svg:x="0in" svg:y="0in" svg:width="10in" svg:height="7.5in" style:rel-width="scale" style:rel-height="scale">
          <draw:image xlink:href="media/image3.png" xlink:type="simple" xlink:show="embed" xlink:actuate="onLoad"/>
          <svg:title/>
          <svg:desc>形状, 正方形

描述已自动生成</svg:desc>
        </draw:frame>
        <presentation:notes draw:style-name="a806">
          <draw:page-thumbnail draw:page-number="3" svg:x="1.5in" svg:y="1.25in" svg:width="4.5in" svg:height="3.375in" presentation:class="page" draw:id="id78" presentation:style-name="a795" draw:name="幻灯片图像占位符 1">
            <svg:title/>
            <svg:desc/>
          </draw:page-thumbnail>
          <draw:frame draw:id="id79" presentation:style-name="a801" draw:name="备注占位符 2" svg:x="0.75in" svg:y="4.8125in" svg:width="6in" svg:height="3.9375in" presentation:class="notes" presentation:placeholder="false">
            <draw:text-box>
              <text:p text:style-name="a797" text:class-names="" text:cond-style-name=""><text:span text:style-name="a796" text:class-names="">2_0</text:span></text:p>
              <text:p text:style-name="a800" text:class-names="" text:cond-style-name=""><text:span text:style-name="a798" text:class-names="">3</text:span><text:span text:style-name="a799" text:class-names=""/></text:p>
            </draw:text-box>
            <svg:title/>
            <svg:desc/>
          </draw:frame>
          <draw:frame draw:id="id80" draw:style-name="a805" draw:name="灯片编号占位符 3" svg:x="4.24826in" svg:y="9.49826in" svg:width="3.25in" svg:height="0.50174in">
            <draw:text-box>
              <text:p text:style-name="a804" text:class-names="" text:cond-style-name=""><text:span text:style-name="a802" text:class-names=""><text:page-number style:num-format="1" text:fixed="false">3</text:page-number></text:span><text:span text:style-name="a803" text:class-names=""/></text:p>
            </draw:text-box>
            <svg:title/>
            <svg:desc/>
          </draw:frame>
        </presentation:notes>
      </draw:page>
      <draw:page draw:name="Slide4" draw:style-name="a807" draw:master-page-name="Master1-Layout2-obj-标题和内容" presentation:presentation-page-layout-name="Master1-PPL2" draw:id="Slide-259">
        <draw:frame draw:id="id81" draw:style-name="a808" draw:name="图片 2" svg:x="0in" svg:y="0in" svg:width="10in" svg:height="7.5in" style:rel-width="scale" style:rel-height="scale">
          <draw:image xlink:href="media/image4.png" xlink:type="simple" xlink:show="embed" xlink:actuate="onLoad"/>
          <svg:title/>
          <svg:desc>形状, 矩形

描述已自动生成</svg:desc>
        </draw:frame>
        <presentation:notes draw:style-name="a820">
          <draw:page-thumbnail draw:page-number="4" svg:x="1.5in" svg:y="1.25in" svg:width="4.5in" svg:height="3.375in" presentation:class="page" draw:id="id82" presentation:style-name="a809" draw:name="幻灯片图像占位符 1">
            <svg:title/>
            <svg:desc/>
          </draw:page-thumbnail>
          <draw:frame draw:id="id83" presentation:style-name="a815" draw:name="备注占位符 2" svg:x="0.75in" svg:y="4.8125in" svg:width="6in" svg:height="3.9375in" presentation:class="notes" presentation:placeholder="false">
            <draw:text-box>
              <text:p text:style-name="a811" text:class-names="" text:cond-style-name=""><text:span text:style-name="a810" text:class-names="">2_1</text:span></text:p>
              <text:p text:style-name="a814" text:class-names="" text:cond-style-name=""><text:span text:style-name="a812" text:class-names="">4</text:span><text:span text:style-name="a813" text:class-names=""/></text:p>
            </draw:text-box>
            <svg:title/>
            <svg:desc/>
          </draw:frame>
          <draw:frame draw:id="id84" draw:style-name="a819" draw:name="灯片编号占位符 3" svg:x="4.24826in" svg:y="9.49826in" svg:width="3.25in" svg:height="0.50174in">
            <draw:text-box>
              <text:p text:style-name="a818" text:class-names="" text:cond-style-name=""><text:span text:style-name="a816" text:class-names=""><text:page-number style:num-format="1" text:fixed="false">4</text:page-number></text:span><text:span text:style-name="a817" text:class-names=""/></text:p>
            </draw:text-box>
            <svg:title/>
            <svg:desc/>
          </draw:frame>
        </presentation:notes>
      </draw:page>
      <draw:page draw:name="Slide5" draw:style-name="a821" draw:master-page-name="Master1-Layout2-obj-标题和内容" presentation:presentation-page-layout-name="Master1-PPL2" draw:id="Slide-260">
        <draw:frame draw:id="id85" draw:style-name="a822" draw:name="图片 2" svg:x="0in" svg:y="0in" svg:width="10in" svg:height="7.5in" style:rel-width="scale" style:rel-height="scale">
          <draw:image xlink:href="media/image5.png" xlink:type="simple" xlink:show="embed" xlink:actuate="onLoad"/>
          <svg:title/>
          <svg:desc>形状

描述已自动生成</svg:desc>
        </draw:frame>
        <presentation:notes draw:style-name="a834">
          <draw:page-thumbnail draw:page-number="5" svg:x="1.5in" svg:y="1.25in" svg:width="4.5in" svg:height="3.375in" presentation:class="page" draw:id="id86" presentation:style-name="a823" draw:name="幻灯片图像占位符 1">
            <svg:title/>
            <svg:desc/>
          </draw:page-thumbnail>
          <draw:frame draw:id="id87" presentation:style-name="a829" draw:name="备注占位符 2" svg:x="0.75in" svg:y="4.8125in" svg:width="6in" svg:height="3.9375in" presentation:class="notes" presentation:placeholder="false">
            <draw:text-box>
              <text:p text:style-name="a825" text:class-names="" text:cond-style-name=""><text:span text:style-name="a824" text:class-names="">3_0</text:span></text:p>
              <text:p text:style-name="a828" text:class-names="" text:cond-style-name=""><text:span text:style-name="a826" text:class-names="">5</text:span><text:span text:style-name="a827" text:class-names=""/></text:p>
            </draw:text-box>
            <svg:title/>
            <svg:desc/>
          </draw:frame>
          <draw:frame draw:id="id88" draw:style-name="a833" draw:name="灯片编号占位符 3" svg:x="4.24826in" svg:y="9.49826in" svg:width="3.25in" svg:height="0.50174in">
            <draw:text-box>
              <text:p text:style-name="a832" text:class-names="" text:cond-style-name=""><text:span text:style-name="a830" text:class-names=""><text:page-number style:num-format="1" text:fixed="false">5</text:page-number></text:span><text:span text:style-name="a831" text:class-names=""/></text:p>
            </draw:text-box>
            <svg:title/>
            <svg:desc/>
          </draw:frame>
        </presentation:notes>
      </draw:page>
      <draw:page draw:name="Slide6" draw:style-name="a835" draw:master-page-name="Master1-Layout2-obj-标题和内容" presentation:presentation-page-layout-name="Master1-PPL2" draw:id="Slide-261">
        <draw:frame draw:id="id89" draw:style-name="a836" draw:name="图片 2" svg:x="0in" svg:y="0in" svg:width="10in" svg:height="7.5in" style:rel-width="scale" style:rel-height="scale">
          <draw:image xlink:href="media/image6.png" xlink:type="simple" xlink:show="embed" xlink:actuate="onLoad"/>
          <svg:title/>
          <svg:desc>形状

描述已自动生成</svg:desc>
        </draw:frame>
        <presentation:notes draw:style-name="a848">
          <draw:page-thumbnail draw:page-number="6" svg:x="1.5in" svg:y="1.25in" svg:width="4.5in" svg:height="3.375in" presentation:class="page" draw:id="id90" presentation:style-name="a837" draw:name="幻灯片图像占位符 1">
            <svg:title/>
            <svg:desc/>
          </draw:page-thumbnail>
          <draw:frame draw:id="id91" presentation:style-name="a843" draw:name="备注占位符 2" svg:x="0.75in" svg:y="4.8125in" svg:width="6in" svg:height="3.9375in" presentation:class="notes" presentation:placeholder="false">
            <draw:text-box>
              <text:p text:style-name="a839" text:class-names="" text:cond-style-name=""><text:span text:style-name="a838" text:class-names="">3_1</text:span></text:p>
              <text:p text:style-name="a842" text:class-names="" text:cond-style-name=""><text:span text:style-name="a840" text:class-names="">6</text:span><text:span text:style-name="a841" text:class-names=""/></text:p>
            </draw:text-box>
            <svg:title/>
            <svg:desc/>
          </draw:frame>
          <draw:frame draw:id="id92" draw:style-name="a847" draw:name="灯片编号占位符 3" svg:x="4.24826in" svg:y="9.49826in" svg:width="3.25in" svg:height="0.50174in">
            <draw:text-box>
              <text:p text:style-name="a846" text:class-names="" text:cond-style-name=""><text:span text:style-name="a844" text:class-names=""><text:page-number style:num-format="1" text:fixed="false">6</text:page-number></text:span><text:span text:style-name="a845" text:class-names=""/></text:p>
            </draw:text-box>
            <svg:title/>
            <svg:desc/>
          </draw:frame>
        </presentation:notes>
      </draw:page>
      <draw:page draw:name="Slide7" draw:style-name="a849" draw:master-page-name="Master1-Layout2-obj-标题和内容" presentation:presentation-page-layout-name="Master1-PPL2" draw:id="Slide-262">
        <draw:frame draw:id="id93" draw:style-name="a850" draw:name="图片 2" svg:x="0in" svg:y="0in" svg:width="10in" svg:height="7.5in" style:rel-width="scale" style:rel-height="scale">
          <draw:image xlink:href="media/image7.png" xlink:type="simple" xlink:show="embed" xlink:actuate="onLoad"/>
          <svg:title/>
          <svg:desc>背景图案

描述已自动生成</svg:desc>
        </draw:frame>
        <presentation:notes draw:style-name="a862">
          <draw:page-thumbnail draw:page-number="7" svg:x="1.5in" svg:y="1.25in" svg:width="4.5in" svg:height="3.375in" presentation:class="page" draw:id="id94" presentation:style-name="a851" draw:name="幻灯片图像占位符 1">
            <svg:title/>
            <svg:desc/>
          </draw:page-thumbnail>
          <draw:frame draw:id="id95" presentation:style-name="a857" draw:name="备注占位符 2" svg:x="0.75in" svg:y="4.8125in" svg:width="6in" svg:height="3.9375in" presentation:class="notes" presentation:placeholder="false">
            <draw:text-box>
              <text:p text:style-name="a853" text:class-names="" text:cond-style-name=""><text:span text:style-name="a852" text:class-names="">4_0</text:span></text:p>
              <text:p text:style-name="a856" text:class-names="" text:cond-style-name=""><text:span text:style-name="a854" text:class-names="">7</text:span><text:span text:style-name="a855" text:class-names=""/></text:p>
            </draw:text-box>
            <svg:title/>
            <svg:desc/>
          </draw:frame>
          <draw:frame draw:id="id96" draw:style-name="a861" draw:name="灯片编号占位符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7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8" draw:style-name="a863" draw:master-page-name="Master1-Layout2-obj-标题和内容" presentation:presentation-page-layout-name="Master1-PPL2" draw:id="Slide-263">
        <draw:frame draw:id="id97" draw:style-name="a864" draw:name="图片 2" svg:x="0in" svg:y="0in" svg:width="10in" svg:height="7.5in" style:rel-width="scale" style:rel-height="scale">
          <draw:image xlink:href="media/image8.png" xlink:type="simple" xlink:show="embed" xlink:actuate="onLoad"/>
          <svg:title/>
          <svg:desc>背景图案

描述已自动生成</svg:desc>
        </draw:frame>
        <presentation:notes draw:style-name="a876">
          <draw:page-thumbnail draw:page-number="8" svg:x="1.5in" svg:y="1.25in" svg:width="4.5in" svg:height="3.375in" presentation:class="page" draw:id="id98" presentation:style-name="a865" draw:name="幻灯片图像占位符 1">
            <svg:title/>
            <svg:desc/>
          </draw:page-thumbnail>
          <draw:frame draw:id="id99" presentation:style-name="a871" draw:name="备注占位符 2" svg:x="0.75in" svg:y="4.8125in" svg:width="6in" svg:height="3.9375in" presentation:class="notes" presentation:placeholder="false">
            <draw:text-box>
              <text:p text:style-name="a867" text:class-names="" text:cond-style-name=""><text:span text:style-name="a866" text:class-names="">4_1</text:span></text:p>
              <text:p text:style-name="a870" text:class-names="" text:cond-style-name=""><text:span text:style-name="a868" text:class-names="">8</text:span><text:span text:style-name="a869" text:class-names=""/></text:p>
            </draw:text-box>
            <svg:title/>
            <svg:desc/>
          </draw:frame>
          <draw:frame draw:id="id100" draw:style-name="a875" draw:name="灯片编号占位符 3" svg:x="4.24826in" svg:y="9.49826in" svg:width="3.25in" svg:height="0.50174in">
            <draw:text-box>
              <text:p text:style-name="a874" text:class-names="" text:cond-style-name=""><text:span text:style-name="a872" text:class-names=""><text:page-number style:num-format="1" text:fixed="false">8</text:page-number></text:span><text:span text:style-name="a873" text:class-names=""/></text:p>
            </draw:text-box>
            <svg:title/>
            <svg:desc/>
          </draw:frame>
        </presentation:notes>
      </draw:page>
      <draw:page draw:name="Slide9" draw:style-name="a877" draw:master-page-name="Master1-Layout2-obj-标题和内容" presentation:presentation-page-layout-name="Master1-PPL2" draw:id="Slide-264">
        <draw:frame draw:id="id101" draw:style-name="a878" draw:name="图片 2" svg:x="0in" svg:y="0in" svg:width="10in" svg:height="7.5in" style:rel-width="scale" style:rel-height="scale">
          <draw:image xlink:href="media/image9.png" xlink:type="simple" xlink:show="embed" xlink:actuate="onLoad"/>
          <svg:title/>
          <svg:desc>背景图案

描述已自动生成</svg:desc>
        </draw:frame>
        <presentation:notes draw:style-name="a890">
          <draw:page-thumbnail draw:page-number="9" svg:x="1.5in" svg:y="1.25in" svg:width="4.5in" svg:height="3.375in" presentation:class="page" draw:id="id102" presentation:style-name="a879" draw:name="幻灯片图像占位符 1">
            <svg:title/>
            <svg:desc/>
          </draw:page-thumbnail>
          <draw:frame draw:id="id103" presentation:style-name="a885" draw:name="备注占位符 2" svg:x="0.75in" svg:y="4.8125in" svg:width="6in" svg:height="3.9375in" presentation:class="notes" presentation:placeholder="false">
            <draw:text-box>
              <text:p text:style-name="a881" text:class-names="" text:cond-style-name=""><text:span text:style-name="a880" text:class-names="">5_0</text:span></text:p>
              <text:p text:style-name="a884" text:class-names="" text:cond-style-name=""><text:span text:style-name="a882" text:class-names="">9</text:span><text:span text:style-name="a883" text:class-names=""/></text:p>
            </draw:text-box>
            <svg:title/>
            <svg:desc/>
          </draw:frame>
          <draw:frame draw:id="id104" draw:style-name="a889" draw:name="灯片编号占位符 3" svg:x="4.24826in" svg:y="9.49826in" svg:width="3.25in" svg:height="0.50174in">
            <draw:text-box>
              <text:p text:style-name="a888" text:class-names="" text:cond-style-name=""><text:span text:style-name="a886" text:class-names=""><text:page-number style:num-format="1" text:fixed="false">9</text:page-number></text:span><text:span text:style-name="a887" text:class-names=""/></text:p>
            </draw:text-box>
            <svg:title/>
            <svg:desc/>
          </draw:frame>
        </presentation:notes>
      </draw:page>
      <draw:page draw:name="Slide10" draw:style-name="a891" draw:master-page-name="Master1-Layout2-obj-标题和内容" presentation:presentation-page-layout-name="Master1-PPL2" draw:id="Slide-265">
        <draw:frame draw:id="id105" draw:style-name="a892" draw:name="图片 2" svg:x="0in" svg:y="0in" svg:width="10in" svg:height="7.5in" style:rel-width="scale" style:rel-height="scale">
          <draw:image xlink:href="media/image10.png" xlink:type="simple" xlink:show="embed" xlink:actuate="onLoad"/>
          <svg:title/>
          <svg:desc>背景图案

描述已自动生成</svg:desc>
        </draw:frame>
        <presentation:notes draw:style-name="a904">
          <draw:page-thumbnail draw:page-number="10" svg:x="1.5in" svg:y="1.25in" svg:width="4.5in" svg:height="3.375in" presentation:class="page" draw:id="id106" presentation:style-name="a893" draw:name="幻灯片图像占位符 1">
            <svg:title/>
            <svg:desc/>
          </draw:page-thumbnail>
          <draw:frame draw:id="id107" presentation:style-name="a899" draw:name="备注占位符 2" svg:x="0.75in" svg:y="4.8125in" svg:width="6in" svg:height="3.9375in" presentation:class="notes" presentation:placeholder="false">
            <draw:text-box>
              <text:p text:style-name="a895" text:class-names="" text:cond-style-name=""><text:span text:style-name="a894" text:class-names="">5_1</text:span></text:p>
              <text:p text:style-name="a898" text:class-names="" text:cond-style-name=""><text:span text:style-name="a896" text:class-names="">10</text:span><text:span text:style-name="a897" text:class-names=""/></text:p>
            </draw:text-box>
            <svg:title/>
            <svg:desc/>
          </draw:frame>
          <draw:frame draw:id="id108" draw:style-name="a903" draw:name="灯片编号占位符 3" svg:x="4.24826in" svg:y="9.49826in" svg:width="3.25in" svg:height="0.50174in">
            <draw:text-box>
              <text:p text:style-name="a902" text:class-names="" text:cond-style-name=""><text:span text:style-name="a900" text:class-names=""><text:page-number style:num-format="1" text:fixed="false">10</text:page-number></text:span><text:span text:style-name="a901" text:class-names=""/></text:p>
            </draw:text-box>
            <svg:title/>
            <svg:desc/>
          </draw:frame>
        </presentation:notes>
      </draw:page>
      <draw:page draw:name="Slide11" draw:style-name="a905" draw:master-page-name="Master1-Layout2-obj-标题和内容" presentation:presentation-page-layout-name="Master1-PPL2" draw:id="Slide-266">
        <draw:frame draw:id="id109" draw:style-name="a906" draw:name="图片 2" svg:x="0in" svg:y="0in" svg:width="10in" svg:height="7.5in" style:rel-width="scale" style:rel-height="scale">
          <draw:image xlink:href="media/image11.png" xlink:type="simple" xlink:show="embed" xlink:actuate="onLoad"/>
          <svg:title/>
          <svg:desc>背景图案

描述已自动生成</svg:desc>
        </draw:frame>
        <presentation:notes draw:style-name="a918">
          <draw:page-thumbnail draw:page-number="11" svg:x="1.5in" svg:y="1.25in" svg:width="4.5in" svg:height="3.375in" presentation:class="page" draw:id="id110" presentation:style-name="a907" draw:name="幻灯片图像占位符 1">
            <svg:title/>
            <svg:desc/>
          </draw:page-thumbnail>
          <draw:frame draw:id="id111" presentation:style-name="a913" draw:name="备注占位符 2" svg:x="0.75in" svg:y="4.8125in" svg:width="6in" svg:height="3.9375in" presentation:class="notes" presentation:placeholder="false">
            <draw:text-box>
              <text:p text:style-name="a909" text:class-names="" text:cond-style-name=""><text:span text:style-name="a908" text:class-names="">6_0</text:span></text:p>
              <text:p text:style-name="a912" text:class-names="" text:cond-style-name=""><text:span text:style-name="a910" text:class-names="">11</text:span><text:span text:style-name="a911" text:class-names=""/></text:p>
            </draw:text-box>
            <svg:title/>
            <svg:desc/>
          </draw:frame>
          <draw:frame draw:id="id112" draw:style-name="a917" draw:name="灯片编号占位符 3" svg:x="4.24826in" svg:y="9.49826in" svg:width="3.25in" svg:height="0.50174in">
            <draw:text-box>
              <text:p text:style-name="a916" text:class-names="" text:cond-style-name=""><text:span text:style-name="a914" text:class-names=""><text:page-number style:num-format="1" text:fixed="false">11</text:page-number></text:span><text:span text:style-name="a915" text:class-names=""/></text:p>
            </draw:text-box>
            <svg:title/>
            <svg:desc/>
          </draw:frame>
        </presentation:notes>
      </draw:page>
      <draw:page draw:name="Slide12" draw:style-name="a919" draw:master-page-name="Master1-Layout2-obj-标题和内容" presentation:presentation-page-layout-name="Master1-PPL2" draw:id="Slide-267">
        <draw:frame draw:id="id113" draw:style-name="a920" draw:name="图片 2" svg:x="0in" svg:y="0in" svg:width="10in" svg:height="7.5in" style:rel-width="scale" style:rel-height="scale">
          <draw:image xlink:href="media/image12.png" xlink:type="simple" xlink:show="embed" xlink:actuate="onLoad"/>
          <svg:title/>
          <svg:desc>背景图案

描述已自动生成</svg:desc>
        </draw:frame>
        <presentation:notes draw:style-name="a932">
          <draw:page-thumbnail draw:page-number="12" svg:x="1.5in" svg:y="1.25in" svg:width="4.5in" svg:height="3.375in" presentation:class="page" draw:id="id114" presentation:style-name="a921" draw:name="幻灯片图像占位符 1">
            <svg:title/>
            <svg:desc/>
          </draw:page-thumbnail>
          <draw:frame draw:id="id115" presentation:style-name="a927" draw:name="备注占位符 2" svg:x="0.75in" svg:y="4.8125in" svg:width="6in" svg:height="3.9375in" presentation:class="notes" presentation:placeholder="false">
            <draw:text-box>
              <text:p text:style-name="a923" text:class-names="" text:cond-style-name=""><text:span text:style-name="a922" text:class-names="">6_1</text:span></text:p>
              <text:p text:style-name="a926" text:class-names="" text:cond-style-name=""><text:span text:style-name="a924" text:class-names="">12</text:span><text:span text:style-name="a925" text:class-names=""/></text:p>
            </draw:text-box>
            <svg:title/>
            <svg:desc/>
          </draw:frame>
          <draw:frame draw:id="id116" draw:style-name="a931" draw:name="灯片编号占位符 3" svg:x="4.24826in" svg:y="9.49826in" svg:width="3.25in" svg:height="0.50174in">
            <draw:text-box>
              <text:p text:style-name="a930" text:class-names="" text:cond-style-name=""><text:span text:style-name="a928" text:class-names=""><text:page-number style:num-format="1" text:fixed="false">12</text:page-number></text:span><text:span text:style-name="a929" text:class-names=""/></text:p>
            </draw:text-box>
            <svg:title/>
            <svg:desc/>
          </draw:frame>
        </presentation:notes>
      </draw:page>
      <draw:page draw:name="Slide13" draw:style-name="a933" draw:master-page-name="Master1-Layout2-obj-标题和内容" presentation:presentation-page-layout-name="Master1-PPL2" draw:id="Slide-268">
        <draw:frame draw:id="id117" draw:style-name="a934" draw:name="图片 6" svg:x="0in" svg:y="0in" svg:width="10in" svg:height="7.5in" style:rel-width="scale" style:rel-height="scale">
          <draw:image xlink:href="media/image13.png" xlink:type="simple" xlink:show="embed" xlink:actuate="onLoad"/>
          <svg:title/>
          <svg:desc>背景图案

描述已自动生成</svg:desc>
        </draw:frame>
        <presentation:notes draw:style-name="a946">
          <draw:page-thumbnail draw:page-number="13" svg:x="1.5in" svg:y="1.25in" svg:width="4.5in" svg:height="3.375in" presentation:class="page" draw:id="id118" presentation:style-name="a935" draw:name="幻灯片图像占位符 1">
            <svg:title/>
            <svg:desc/>
          </draw:page-thumbnail>
          <draw:frame draw:id="id119" presentation:style-name="a941" draw:name="备注占位符 2" svg:x="0.75in" svg:y="4.8125in" svg:width="6in" svg:height="3.9375in" presentation:class="notes" presentation:placeholder="false">
            <draw:text-box>
              <text:p text:style-name="a937" text:class-names="" text:cond-style-name=""><text:span text:style-name="a936" text:class-names="">7_0</text:span></text:p>
              <text:p text:style-name="a940" text:class-names="" text:cond-style-name=""><text:span text:style-name="a938" text:class-names="">13</text:span><text:span text:style-name="a939" text:class-names=""/></text:p>
            </draw:text-box>
            <svg:title/>
            <svg:desc/>
          </draw:frame>
          <draw:frame draw:id="id120" draw:style-name="a945" draw:name="灯片编号占位符 3" svg:x="4.24826in" svg:y="9.49826in" svg:width="3.25in" svg:height="0.50174in">
            <draw:text-box>
              <text:p text:style-name="a944" text:class-names="" text:cond-style-name=""><text:span text:style-name="a942" text:class-names=""><text:page-number style:num-format="1" text:fixed="false">13</text:page-number></text:span><text:span text:style-name="a943" text:class-names=""/></text:p>
            </draw:text-box>
            <svg:title/>
            <svg:desc/>
          </draw:frame>
        </presentation:notes>
      </draw:page>
      <draw:page draw:name="Slide14" draw:style-name="a947" draw:master-page-name="Master1-Layout2-obj-标题和内容" presentation:presentation-page-layout-name="Master1-PPL2" draw:id="Slide-269">
        <draw:frame draw:id="id121" draw:style-name="a948" draw:name="图片 4" svg:x="0in" svg:y="0in" svg:width="10in" svg:height="7.5in" style:rel-width="scale" style:rel-height="scale">
          <draw:image xlink:href="media/image14.png" xlink:type="simple" xlink:show="embed" xlink:actuate="onLoad"/>
          <svg:title/>
          <svg:desc>背景图案

描述已自动生成</svg:desc>
        </draw:frame>
        <presentation:notes draw:style-name="a960">
          <draw:page-thumbnail draw:page-number="14" svg:x="1.5in" svg:y="1.25in" svg:width="4.5in" svg:height="3.375in" presentation:class="page" draw:id="id122" presentation:style-name="a949" draw:name="幻灯片图像占位符 1">
            <svg:title/>
            <svg:desc/>
          </draw:page-thumbnail>
          <draw:frame draw:id="id123" presentation:style-name="a955" draw:name="备注占位符 2" svg:x="0.75in" svg:y="4.8125in" svg:width="6in" svg:height="3.9375in" presentation:class="notes" presentation:placeholder="false">
            <draw:text-box>
              <text:p text:style-name="a951" text:class-names="" text:cond-style-name=""><text:span text:style-name="a950" text:class-names="">7_1</text:span></text:p>
              <text:p text:style-name="a954" text:class-names="" text:cond-style-name=""><text:span text:style-name="a952" text:class-names="">14</text:span><text:span text:style-name="a953" text:class-names=""/></text:p>
            </draw:text-box>
            <svg:title/>
            <svg:desc/>
          </draw:frame>
          <draw:frame draw:id="id124" draw:style-name="a959" draw:name="灯片编号占位符 3" svg:x="4.24826in" svg:y="9.49826in" svg:width="3.25in" svg:height="0.50174in">
            <draw:text-box>
              <text:p text:style-name="a958" text:class-names="" text:cond-style-name=""><text:span text:style-name="a956" text:class-names=""><text:page-number style:num-format="1" text:fixed="false">14</text:page-number></text:span><text:span text:style-name="a957" text:class-names=""/></text:p>
            </draw:text-box>
            <svg:title/>
            <svg:desc/>
          </draw:frame>
        </presentation:notes>
      </draw:page>
      <draw:page draw:name="Slide15" draw:style-name="a961" draw:master-page-name="Master1-Layout2-obj-标题和内容" presentation:presentation-page-layout-name="Master1-PPL2" draw:id="Slide-270">
        <draw:frame draw:id="id125" draw:style-name="a962" draw:name="图片 4" svg:x="0in" svg:y="0in" svg:width="10in" svg:height="7.5in" style:rel-width="scale" style:rel-height="scale">
          <draw:image xlink:href="media/image15.png" xlink:type="simple" xlink:show="embed" xlink:actuate="onLoad"/>
          <svg:title/>
          <svg:desc>背景图案

描述已自动生成</svg:desc>
        </draw:frame>
        <presentation:notes draw:style-name="a974">
          <draw:page-thumbnail draw:page-number="15" svg:x="1.5in" svg:y="1.25in" svg:width="4.5in" svg:height="3.375in" presentation:class="page" draw:id="id126" presentation:style-name="a963" draw:name="幻灯片图像占位符 1">
            <svg:title/>
            <svg:desc/>
          </draw:page-thumbnail>
          <draw:frame draw:id="id127" presentation:style-name="a969" draw:name="备注占位符 2" svg:x="0.75in" svg:y="4.8125in" svg:width="6in" svg:height="3.9375in" presentation:class="notes" presentation:placeholder="false">
            <draw:text-box>
              <text:p text:style-name="a965" text:class-names="" text:cond-style-name=""><text:span text:style-name="a964" text:class-names="">8_0</text:span></text:p>
              <text:p text:style-name="a968" text:class-names="" text:cond-style-name=""><text:span text:style-name="a966" text:class-names="">15</text:span><text:span text:style-name="a967" text:class-names=""/></text:p>
            </draw:text-box>
            <svg:title/>
            <svg:desc/>
          </draw:frame>
          <draw:frame draw:id="id128" draw:style-name="a973" draw:name="灯片编号占位符 3" svg:x="4.24826in" svg:y="9.49826in" svg:width="3.25in" svg:height="0.50174in">
            <draw:text-box>
              <text:p text:style-name="a972" text:class-names="" text:cond-style-name=""><text:span text:style-name="a970" text:class-names=""><text:page-number style:num-format="1" text:fixed="false">15</text:page-number></text:span><text:span text:style-name="a971" text:class-names=""/></text:p>
            </draw:text-box>
            <svg:title/>
            <svg:desc/>
          </draw:frame>
        </presentation:notes>
      </draw:page>
      <draw:page draw:name="Slide16" draw:style-name="a975" draw:master-page-name="Master1-Layout2-obj-标题和内容" presentation:presentation-page-layout-name="Master1-PPL2" draw:id="Slide-271">
        <draw:frame draw:id="id129" draw:style-name="a976" draw:name="图片 2" svg:x="0in" svg:y="0in" svg:width="10in" svg:height="7.5in" style:rel-width="scale" style:rel-height="scale">
          <draw:image xlink:href="media/image16.png" xlink:type="simple" xlink:show="embed" xlink:actuate="onLoad"/>
          <svg:title/>
          <svg:desc>背景图案

描述已自动生成</svg:desc>
        </draw:frame>
        <presentation:notes draw:style-name="a988">
          <draw:page-thumbnail draw:page-number="16" svg:x="1.5in" svg:y="1.25in" svg:width="4.5in" svg:height="3.375in" presentation:class="page" draw:id="id130" presentation:style-name="a977" draw:name="幻灯片图像占位符 1">
            <svg:title/>
            <svg:desc/>
          </draw:page-thumbnail>
          <draw:frame draw:id="id131" presentation:style-name="a983" draw:name="备注占位符 2" svg:x="0.75in" svg:y="4.8125in" svg:width="6in" svg:height="3.9375in" presentation:class="notes" presentation:placeholder="false">
            <draw:text-box>
              <text:p text:style-name="a979" text:class-names="" text:cond-style-name=""><text:span text:style-name="a978" text:class-names="">8_1</text:span></text:p>
              <text:p text:style-name="a982" text:class-names="" text:cond-style-name=""><text:span text:style-name="a980" text:class-names="">16</text:span><text:span text:style-name="a981" text:class-names=""/></text:p>
            </draw:text-box>
            <svg:title/>
            <svg:desc/>
          </draw:frame>
          <draw:frame draw:id="id132" draw:style-name="a987" draw:name="灯片编号占位符 3" svg:x="4.24826in" svg:y="9.49826in" svg:width="3.25in" svg:height="0.50174in">
            <draw:text-box>
              <text:p text:style-name="a986" text:class-names="" text:cond-style-name=""><text:span text:style-name="a984" text:class-names=""><text:page-number style:num-format="1" text:fixed="false">16</text:page-number></text:span><text:span text:style-name="a985" text:class-names=""/></text:p>
            </draw:text-box>
            <svg:title/>
            <svg:desc/>
          </draw:frame>
        </presentation:notes>
      </draw:page>
      <draw:page draw:name="Slide23" draw:style-name="a989" draw:master-page-name="Master1-Layout2-obj-标题和内容" presentation:presentation-page-layout-name="Master1-PPL2" draw:id="Slide-278">
        <draw:frame draw:id="id133" draw:style-name="a990" draw:name="图片 2" svg:x="0in" svg:y="0in" svg:width="10in" svg:height="7.5in" style:rel-width="scale" style:rel-height="scale">
          <draw:image xlink:href="media/image17.png" xlink:type="simple" xlink:show="embed" xlink:actuate="onLoad"/>
          <svg:title/>
          <svg:desc>背景图案

描述已自动生成</svg:desc>
        </draw:frame>
        <presentation:notes draw:style-name="a1002">
          <draw:page-thumbnail draw:page-number="17" svg:x="1.5in" svg:y="1.25in" svg:width="4.5in" svg:height="3.375in" presentation:class="page" draw:id="id134" presentation:style-name="a991" draw:name="幻灯片图像占位符 1">
            <svg:title/>
            <svg:desc/>
          </draw:page-thumbnail>
          <draw:frame draw:id="id135" presentation:style-name="a997" draw:name="备注占位符 2" svg:x="0.75in" svg:y="4.8125in" svg:width="6in" svg:height="3.9375in" presentation:class="notes" presentation:placeholder="false">
            <draw:text-box>
              <text:p text:style-name="a993" text:class-names="" text:cond-style-name=""><text:span text:style-name="a992" text:class-names="">8_2</text:span></text:p>
              <text:p text:style-name="a996" text:class-names="" text:cond-style-name=""><text:span text:style-name="a994" text:class-names="">17</text:span><text:span text:style-name="a995" text:class-names=""/></text:p>
            </draw:text-box>
            <svg:title/>
            <svg:desc/>
          </draw:frame>
          <draw:frame draw:id="id136" draw:style-name="a1001" draw:name="灯片编号占位符 3" svg:x="4.24826in" svg:y="9.49826in" svg:width="3.25in" svg:height="0.50174in">
            <draw:text-box>
              <text:p text:style-name="a1000" text:class-names="" text:cond-style-name=""><text:span text:style-name="a998" text:class-names=""><text:page-number style:num-format="1" text:fixed="false">17</text:page-number></text:span><text:span text:style-name="a999" text:class-names=""/></text:p>
            </draw:text-box>
            <svg:title/>
            <svg:desc/>
          </draw:frame>
        </presentation:notes>
      </draw:page>
      <draw:page draw:name="Slide24" draw:style-name="a1003" draw:master-page-name="Master1-Layout2-obj-标题和内容" presentation:presentation-page-layout-name="Master1-PPL2" draw:id="Slide-279">
        <draw:frame draw:id="id137" draw:style-name="a1004" draw:name="图片 4" svg:x="0in" svg:y="0in" svg:width="10in" svg:height="7.5in" style:rel-width="scale" style:rel-height="scale">
          <draw:image xlink:href="media/image18.png" xlink:type="simple" xlink:show="embed" xlink:actuate="onLoad"/>
          <svg:title/>
          <svg:desc>背景图案

描述已自动生成</svg:desc>
        </draw:frame>
        <presentation:notes draw:style-name="a1016">
          <draw:page-thumbnail draw:page-number="18" svg:x="1.5in" svg:y="1.25in" svg:width="4.5in" svg:height="3.375in" presentation:class="page" draw:id="id138" presentation:style-name="a1005" draw:name="幻灯片图像占位符 1">
            <svg:title/>
            <svg:desc/>
          </draw:page-thumbnail>
          <draw:frame draw:id="id139" presentation:style-name="a1011" draw:name="备注占位符 2" svg:x="0.75in" svg:y="4.8125in" svg:width="6in" svg:height="3.9375in" presentation:class="notes" presentation:placeholder="false">
            <draw:text-box>
              <text:p text:style-name="a1007" text:class-names="" text:cond-style-name=""><text:span text:style-name="a1006" text:class-names="">8_3</text:span></text:p>
              <text:p text:style-name="a1010" text:class-names="" text:cond-style-name=""><text:span text:style-name="a1008" text:class-names="">18</text:span><text:span text:style-name="a1009" text:class-names=""/></text:p>
            </draw:text-box>
            <svg:title/>
            <svg:desc/>
          </draw:frame>
          <draw:frame draw:id="id140" draw:style-name="a1015" draw:name="灯片编号占位符 3" svg:x="4.24826in" svg:y="9.49826in" svg:width="3.25in" svg:height="0.50174in">
            <draw:text-box>
              <text:p text:style-name="a1014" text:class-names="" text:cond-style-name=""><text:span text:style-name="a1012" text:class-names=""><text:page-number style:num-format="1" text:fixed="false">18</text:page-number></text:span><text:span text:style-name="a1013" text:class-names=""/></text:p>
            </draw:text-box>
            <svg:title/>
            <svg:desc/>
          </draw:frame>
        </presentation:notes>
      </draw:page>
      <draw:page draw:name="Slide17" draw:style-name="a1017" draw:master-page-name="Master1-Layout2-obj-标题和内容" presentation:presentation-page-layout-name="Master1-PPL2" draw:id="Slide-272">
        <draw:frame draw:id="id141" draw:style-name="a1018" draw:name="图片 2" svg:x="0in" svg:y="0in" svg:width="10in" svg:height="7.5in" style:rel-width="scale" style:rel-height="scale">
          <draw:image xlink:href="media/image19.png" xlink:type="simple" xlink:show="embed" xlink:actuate="onLoad"/>
          <svg:title/>
          <svg:desc>背景图案

描述已自动生成</svg:desc>
        </draw:frame>
        <presentation:notes draw:style-name="a1030">
          <draw:page-thumbnail draw:page-number="19" svg:x="1.5in" svg:y="1.25in" svg:width="4.5in" svg:height="3.375in" presentation:class="page" draw:id="id142" presentation:style-name="a1019" draw:name="幻灯片图像占位符 1">
            <svg:title/>
            <svg:desc/>
          </draw:page-thumbnail>
          <draw:frame draw:id="id143" presentation:style-name="a1025" draw:name="备注占位符 2" svg:x="0.75in" svg:y="4.8125in" svg:width="6in" svg:height="3.9375in" presentation:class="notes" presentation:placeholder="false">
            <draw:text-box>
              <text:p text:style-name="a1021" text:class-names="" text:cond-style-name=""><text:span text:style-name="a1020" text:class-names="">9_0</text:span></text:p>
              <text:p text:style-name="a1024" text:class-names="" text:cond-style-name=""><text:span text:style-name="a1022" text:class-names="">19</text:span><text:span text:style-name="a1023" text:class-names=""/></text:p>
            </draw:text-box>
            <svg:title/>
            <svg:desc/>
          </draw:frame>
          <draw:frame draw:id="id144" draw:style-name="a1029" draw:name="灯片编号占位符 3" svg:x="4.24826in" svg:y="9.49826in" svg:width="3.25in" svg:height="0.50174in">
            <draw:text-box>
              <text:p text:style-name="a1028" text:class-names="" text:cond-style-name=""><text:span text:style-name="a1026" text:class-names=""><text:page-number style:num-format="1" text:fixed="false">19</text:page-number></text:span><text:span text:style-name="a1027" text:class-names=""/></text:p>
            </draw:text-box>
            <svg:title/>
            <svg:desc/>
          </draw:frame>
        </presentation:notes>
      </draw:page>
      <draw:page draw:name="Slide18" draw:style-name="a1031" draw:master-page-name="Master1-Layout2-obj-标题和内容" presentation:presentation-page-layout-name="Master1-PPL2" draw:id="Slide-273">
        <draw:frame draw:id="id145" draw:style-name="a1032" draw:name="图片 2" svg:x="0in" svg:y="0in" svg:width="10in" svg:height="7.5in" style:rel-width="scale" style:rel-height="scale">
          <draw:image xlink:href="media/image20.png" xlink:type="simple" xlink:show="embed" xlink:actuate="onLoad"/>
          <svg:title/>
          <svg:desc>背景图案

描述已自动生成</svg:desc>
        </draw:frame>
        <presentation:notes draw:style-name="a1044">
          <draw:page-thumbnail draw:page-number="20" svg:x="1.5in" svg:y="1.25in" svg:width="4.5in" svg:height="3.375in" presentation:class="page" draw:id="id146" presentation:style-name="a1033" draw:name="幻灯片图像占位符 1">
            <svg:title/>
            <svg:desc/>
          </draw:page-thumbnail>
          <draw:frame draw:id="id147" presentation:style-name="a1039" draw:name="备注占位符 2" svg:x="0.75in" svg:y="4.8125in" svg:width="6in" svg:height="3.9375in" presentation:class="notes" presentation:placeholder="false">
            <draw:text-box>
              <text:p text:style-name="a1035" text:class-names="" text:cond-style-name=""><text:span text:style-name="a1034" text:class-names="">9_1</text:span></text:p>
              <text:p text:style-name="a1038" text:class-names="" text:cond-style-name=""><text:span text:style-name="a1036" text:class-names="">20</text:span><text:span text:style-name="a1037" text:class-names=""/></text:p>
            </draw:text-box>
            <svg:title/>
            <svg:desc/>
          </draw:frame>
          <draw:frame draw:id="id148" draw:style-name="a1043" draw:name="灯片编号占位符 3" svg:x="4.24826in" svg:y="9.49826in" svg:width="3.25in" svg:height="0.50174in">
            <draw:text-box>
              <text:p text:style-name="a1042" text:class-names="" text:cond-style-name=""><text:span text:style-name="a1040" text:class-names=""><text:page-number style:num-format="1" text:fixed="false">20</text:page-number></text:span><text:span text:style-name="a1041" text:class-names=""/></text:p>
            </draw:text-box>
            <svg:title/>
            <svg:desc/>
          </draw:frame>
        </presentation:notes>
      </draw:page>
      <draw:page draw:name="Slide19" draw:style-name="a1045" draw:master-page-name="Master1-Layout2-obj-标题和内容" presentation:presentation-page-layout-name="Master1-PPL2" draw:id="Slide-274">
        <draw:frame draw:id="id149" draw:style-name="a1046" draw:name="图片 2" svg:x="0in" svg:y="0in" svg:width="10in" svg:height="7.5in" style:rel-width="scale" style:rel-height="scale">
          <draw:image xlink:href="media/image21.png" xlink:type="simple" xlink:show="embed" xlink:actuate="onLoad"/>
          <svg:title/>
          <svg:desc>背景图案

描述已自动生成</svg:desc>
        </draw:frame>
        <presentation:notes draw:style-name="a1058">
          <draw:page-thumbnail draw:page-number="21" svg:x="1.5in" svg:y="1.25in" svg:width="4.5in" svg:height="3.375in" presentation:class="page" draw:id="id150" presentation:style-name="a1047" draw:name="幻灯片图像占位符 1">
            <svg:title/>
            <svg:desc/>
          </draw:page-thumbnail>
          <draw:frame draw:id="id151" presentation:style-name="a1053" draw:name="备注占位符 2" svg:x="0.75in" svg:y="4.8125in" svg:width="6in" svg:height="3.9375in" presentation:class="notes" presentation:placeholder="false">
            <draw:text-box>
              <text:p text:style-name="a1049" text:class-names="" text:cond-style-name=""><text:span text:style-name="a1048" text:class-names="">10_0</text:span></text:p>
              <text:p text:style-name="a1052" text:class-names="" text:cond-style-name=""><text:span text:style-name="a1050" text:class-names="">21</text:span><text:span text:style-name="a1051" text:class-names=""/></text:p>
            </draw:text-box>
            <svg:title/>
            <svg:desc/>
          </draw:frame>
          <draw:frame draw:id="id152" draw:style-name="a1057" draw:name="灯片编号占位符 3" svg:x="4.24826in" svg:y="9.49826in" svg:width="3.25in" svg:height="0.50174in">
            <draw:text-box>
              <text:p text:style-name="a1056" text:class-names="" text:cond-style-name=""><text:span text:style-name="a1054" text:class-names=""><text:page-number style:num-format="1" text:fixed="false">21</text:page-number></text:span><text:span text:style-name="a1055" text:class-names=""/></text:p>
            </draw:text-box>
            <svg:title/>
            <svg:desc/>
          </draw:frame>
        </presentation:notes>
      </draw:page>
      <draw:page draw:name="Slide20" draw:style-name="a1059" draw:master-page-name="Master1-Layout2-obj-标题和内容" presentation:presentation-page-layout-name="Master1-PPL2" draw:id="Slide-275">
        <draw:frame draw:id="id153" draw:style-name="a1060" draw:name="图片 2" svg:x="0in" svg:y="0in" svg:width="10in" svg:height="7.5in" style:rel-width="scale" style:rel-height="scale">
          <draw:image xlink:href="media/image22.png" xlink:type="simple" xlink:show="embed" xlink:actuate="onLoad"/>
          <svg:title/>
          <svg:desc>背景图案

描述已自动生成</svg:desc>
        </draw:frame>
        <presentation:notes draw:style-name="a1072">
          <draw:page-thumbnail draw:page-number="22" svg:x="1.5in" svg:y="1.25in" svg:width="4.5in" svg:height="3.375in" presentation:class="page" draw:id="id154" presentation:style-name="a1061" draw:name="幻灯片图像占位符 1">
            <svg:title/>
            <svg:desc/>
          </draw:page-thumbnail>
          <draw:frame draw:id="id155" presentation:style-name="a1067" draw:name="备注占位符 2" svg:x="0.75in" svg:y="4.8125in" svg:width="6in" svg:height="3.9375in" presentation:class="notes" presentation:placeholder="false">
            <draw:text-box>
              <text:p text:style-name="a1063" text:class-names="" text:cond-style-name=""><text:span text:style-name="a1062" text:class-names="">10_1</text:span></text:p>
              <text:p text:style-name="a1066" text:class-names="" text:cond-style-name=""><text:span text:style-name="a1064" text:class-names="">22</text:span><text:span text:style-name="a1065" text:class-names=""/></text:p>
            </draw:text-box>
            <svg:title/>
            <svg:desc/>
          </draw:frame>
          <draw:frame draw:id="id156" draw:style-name="a1071" draw:name="灯片编号占位符 3" svg:x="4.24826in" svg:y="9.49826in" svg:width="3.25in" svg:height="0.50174in">
            <draw:text-box>
              <text:p text:style-name="a1070" text:class-names="" text:cond-style-name=""><text:span text:style-name="a1068" text:class-names=""><text:page-number style:num-format="1" text:fixed="false">22</text:page-number></text:span><text:span text:style-name="a1069" text:class-names=""/></text:p>
            </draw:text-box>
            <svg:title/>
            <svg:desc/>
          </draw:frame>
        </presentation:notes>
      </draw:page>
      <presentation:settings presentation:endless="true"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标题幻灯片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标题和内容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节标题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两栏内容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比较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仅标题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空白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内容与标题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图片与标题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标题和竖排文字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竖排标题与文本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21/11/3</text:date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页眉占位符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日期占位符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021/11/3</text:date></text:span><text:span text:style-name="a3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" draw:name="幻灯片图像占位符 3">
          <svg:title/>
          <svg:desc/>
        </draw:page-thumbnail>
        <draw:frame draw:id="id8" presentation:style-name="a57" draw:name="备注占位符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单击此处编辑母版文本样式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二级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页脚占位符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灯片编号占位符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6">
      <draw:frame draw:id="id11" presentation:style-name="a70" draw:name="Title 1" svg:x="0.75in" svg:y="1.22743in" svg:width="8.5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25in" svg:y="3.93924in" svg:width="7.5in" svg:height="1.8107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0.6875in" svg:y="6.95139in" svg:width="2.25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2021/11/3</text:date></text:span><text:span text:style-name="a77" text:class-names=""/></text:p>
        </draw:text-box>
        <svg:title/>
        <svg:desc/>
      </draw:frame>
      <draw:frame draw:id="id14" presentation:style-name="a82" draw:name="Footer Placeholder 4" svg:x="3.3125in" svg:y="6.95139in" svg:width="3.37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7.0625in" svg:y="6.95139in" svg:width="2.25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页眉占位符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日期占位符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2021/11/3</text:date></text:span><text:span text:style-name="a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5" draw:name="幻灯片图像占位符 3">
          <svg:title/>
          <svg:desc/>
        </draw:page-thumbnail>
        <draw:frame draw:id="id8" presentation:style-name="a110" draw:name="备注占位符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单击此处编辑母版文本样式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二级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页脚占位符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灯片编号占位符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9">
      <draw:frame draw:id="id16" presentation:style-name="a123" draw:name="Title 1" svg:x="0.6875in" svg:y="0.39931in" svg:width="8.625in" svg:height="1.4496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17" presentation:style-name="a140" draw:name="Content Placeholder 2" svg:x="0.6875in" svg:y="1.99653in" svg:width="8.62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0.6875in" svg:y="6.95139in" svg:width="2.25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2021/11/3</text:date></text:span><text:span text:style-name="a143" text:class-names=""/></text:p>
        </draw:text-box>
        <svg:title/>
        <svg:desc/>
      </draw:frame>
      <draw:frame draw:id="id19" presentation:style-name="a148" draw:name="Footer Placeholder 4" svg:x="3.3125in" svg:y="6.95139in" svg:width="3.37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7.0625in" svg:y="6.95139in" svg:width="2.25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5" presentation:style-name="a155" draw:name="页眉占位符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60" draw:name="日期占位符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2021/11/3</text:date></text:span><text:span text:style-name="a15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1" draw:name="幻灯片图像占位符 3">
          <svg:title/>
          <svg:desc/>
        </draw:page-thumbnail>
        <draw:frame draw:id="id8" presentation:style-name="a176" draw:name="备注占位符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单击此处编辑母版文本样式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二级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页脚占位符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灯片编号占位符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85">
      <draw:frame draw:id="id21" presentation:style-name="a189" draw:name="Title 1" svg:x="0.68229in" svg:y="1.86979in" svg:width="8.625in" svg:height="3.11979in" presentation:class="title" presentation:placeholder="false">
        <draw:text-box>
          <text:p text:style-name="a188" text:class-names="" text:cond-style-name=""><text:span text:style-name="a186" text:class-names="">Click to edit Master title style</text:span><text:span text:style-name="a187" text:class-names=""/></text:p>
        </draw:text-box>
        <svg:title/>
        <svg:desc/>
      </draw:frame>
      <draw:frame draw:id="id22" presentation:style-name="a193" draw:name="Text Placeholder 2" svg:x="0.68229in" svg:y="5.0191in" svg:width="8.625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23" presentation:style-name="a198" draw:name="Date Placeholder 3" svg:x="0.6875in" svg:y="6.95139in" svg:width="2.25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2021/11/3</text:date></text:span><text:span text:style-name="a196" text:class-names=""/></text:p>
        </draw:text-box>
        <svg:title/>
        <svg:desc/>
      </draw:frame>
      <draw:frame draw:id="id24" presentation:style-name="a201" draw:name="Footer Placeholder 4" svg:x="3.3125in" svg:y="6.95139in" svg:width="3.375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5" draw:name="Slide Number Placeholder 5" svg:x="7.0625in" svg:y="6.95139in" svg:width="2.25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37">
        <draw:frame draw:id="id5" presentation:style-name="a208" draw:name="页眉占位符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日期占位符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2021/11/3</text:date></text:span><text:span text:style-name="a211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14" draw:name="幻灯片图像占位符 3">
          <svg:title/>
          <svg:desc/>
        </draw:page-thumbnail>
        <draw:frame draw:id="id8" presentation:style-name="a229" draw:name="备注占位符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单击此处编辑母版文本样式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二级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" draw:name="页脚占位符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6" draw:name="灯片编号占位符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38">
      <draw:frame draw:id="id26" presentation:style-name="a242" draw:name="Title 1" svg:x="0.6875in" svg:y="0.39931in" svg:width="8.625in" svg:height="1.44965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27" presentation:style-name="a259" draw:name="Content Placeholder 2" svg:x="0.6875in" svg:y="1.99653in" svg:width="4.25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6" draw:name="Content Placeholder 3" svg:x="5.0625in" svg:y="1.99653in" svg:width="4.25in" svg:height="4.7586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Date Placeholder 4" svg:x="0.6875in" svg:y="6.95139in" svg:width="2.25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2021/11/3</text:date></text:span><text:span text:style-name="a279" text:class-names=""/></text:p>
        </draw:text-box>
        <svg:title/>
        <svg:desc/>
      </draw:frame>
      <draw:frame draw:id="id30" presentation:style-name="a284" draw:name="Footer Placeholder 5" svg:x="3.3125in" svg:y="6.95139in" svg:width="3.37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1" presentation:style-name="a288" draw:name="Slide Number Placeholder 6" svg:x="7.0625in" svg:y="6.95139in" svg:width="2.25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</draw:text-box>
        <svg:title/>
        <svg:desc/>
      </draw:frame>
      <presentation:notes style:page-layout-name="pageLayout2" draw:style-name="a320">
        <draw:frame draw:id="id5" presentation:style-name="a291" draw:name="页眉占位符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日期占位符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2021/11/3</text:date></text:span><text:span text:style-name="a29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97" draw:name="幻灯片图像占位符 3">
          <svg:title/>
          <svg:desc/>
        </draw:page-thumbnail>
        <draw:frame draw:id="id8" presentation:style-name="a312" draw:name="备注占位符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单击此处编辑母版文本样式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二级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页脚占位符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灯片编号占位符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21">
      <draw:frame draw:id="id32" presentation:style-name="a325" draw:name="Title 1" svg:x="0.6888in" svg:y="0.39931in" svg:width="8.625in" svg:height="1.44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33" presentation:style-name="a329" draw:name="Text Placeholder 2" svg:x="0.6888in" svg:y="1.83854in" svg:width="4.23047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4" presentation:style-name="a346" draw:name="Content Placeholder 3" svg:x="0.6888in" svg:y="2.73958in" svg:width="4.23047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0" draw:name="Text Placeholder 4" svg:x="5.0625in" svg:y="1.83854in" svg:width="4.2513in" svg:height="0.90104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</draw:text-box>
        <svg:title/>
        <svg:desc/>
      </draw:frame>
      <draw:frame draw:id="id36" presentation:style-name="a367" draw:name="Content Placeholder 5" svg:x="5.0625in" svg:y="2.73958in" svg:width="4.2513in" svg:height="4.02951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2" draw:name="Date Placeholder 6" svg:x="0.6875in" svg:y="6.95139in" svg:width="2.25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21/11/3</text:date></text:span><text:span text:style-name="a370" text:class-names=""/></text:p>
        </draw:text-box>
        <svg:title/>
        <svg:desc/>
      </draw:frame>
      <draw:frame draw:id="id38" presentation:style-name="a375" draw:name="Footer Placeholder 7" svg:x="3.3125in" svg:y="6.95139in" svg:width="3.37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39" presentation:style-name="a379" draw:name="Slide Number Placeholder 8" svg:x="7.0625in" svg:y="6.95139in" svg:width="2.25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presentation:notes style:page-layout-name="pageLayout2" draw:style-name="a411">
        <draw:frame draw:id="id5" presentation:style-name="a382" draw:name="页眉占位符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6" presentation:style-name="a387" draw:name="日期占位符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2021/11/3</text:date></text:span><text:span text:style-name="a38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88" draw:name="幻灯片图像占位符 3">
          <svg:title/>
          <svg:desc/>
        </draw:page-thumbnail>
        <draw:frame draw:id="id8" presentation:style-name="a403" draw:name="备注占位符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单击此处编辑母版文本样式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二级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6" draw:name="页脚占位符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10" draw:name="灯片编号占位符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12">
      <draw:frame draw:id="id40" presentation:style-name="a416" draw:name="Title 1" svg:x="0.6875in" svg:y="0.39931in" svg:width="8.625in" svg:height="1.4496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41" presentation:style-name="a421" draw:name="Date Placeholder 2" svg:x="0.6875in" svg:y="6.95139in" svg:width="2.25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2021/11/3</text:date></text:span><text:span text:style-name="a419" text:class-names=""/></text:p>
        </draw:text-box>
        <svg:title/>
        <svg:desc/>
      </draw:frame>
      <draw:frame draw:id="id42" presentation:style-name="a424" draw:name="Footer Placeholder 3" svg:x="3.3125in" svg:y="6.95139in" svg:width="3.37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43" presentation:style-name="a428" draw:name="Slide Number Placeholder 4" svg:x="7.0625in" svg:y="6.95139in" svg:width="2.25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页眉占位符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日期占位符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2021/11/3</text:date></text:span><text:span text:style-name="a43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37" draw:name="幻灯片图像占位符 3">
          <svg:title/>
          <svg:desc/>
        </draw:page-thumbnail>
        <draw:frame draw:id="id8" presentation:style-name="a452" draw:name="备注占位符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单击此处编辑母版文本样式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二级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页脚占位符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灯片编号占位符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61">
      <draw:frame draw:id="id44" presentation:style-name="a466" draw:name="Date Placeholder 1" svg:x="0.6875in" svg:y="6.95139in" svg:width="2.25in" svg:height="0.39931in" presentation:class="date-time" presentation:placeholder="false">
        <draw:text-box>
          <text:p text:style-name="a465" text:class-names="" text:cond-style-name=""><text:span text:style-name="a462" text:class-names=""><text:date text:fixed="false" style:data-style-name="a463">2021/11/3</text:date></text:span><text:span text:style-name="a464" text:class-names=""/></text:p>
        </draw:text-box>
        <svg:title/>
        <svg:desc/>
      </draw:frame>
      <draw:frame draw:id="id45" presentation:style-name="a469" draw:name="Footer Placeholder 2" svg:x="3.3125in" svg:y="6.95139in" svg:width="3.375in" svg:height="0.3993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6" presentation:style-name="a473" draw:name="Slide Number Placeholder 3" svg:x="7.0625in" svg:y="6.95139in" svg:width="2.25in" svg:height="0.39931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</draw:text-box>
        <svg:title/>
        <svg:desc/>
      </draw:frame>
      <presentation:notes style:page-layout-name="pageLayout2" draw:style-name="a505">
        <draw:frame draw:id="id5" presentation:style-name="a476" draw:name="页眉占位符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6" presentation:style-name="a481" draw:name="日期占位符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2021/11/3</text:date></text:span><text:span text:style-name="a47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82" draw:name="幻灯片图像占位符 3">
          <svg:title/>
          <svg:desc/>
        </draw:page-thumbnail>
        <draw:frame draw:id="id8" presentation:style-name="a497" draw:name="备注占位符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单击此处编辑母版文本样式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二级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页脚占位符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4" draw:name="灯片编号占位符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06">
      <draw:frame draw:id="id47" presentation:style-name="a510" draw:name="Title 1" svg:x="0.6888in" svg:y="0.5in" svg:width="3.22526in" svg:height="1.75in" presentation:class="title" presentation:placeholder="false">
        <draw:text-box>
          <text:p text:style-name="a509" text:class-names="" text:cond-style-name=""><text:span text:style-name="a507" text:class-names="">Click to edit Master title style</text:span><text:span text:style-name="a508" text:class-names=""/></text:p>
        </draw:text-box>
        <svg:title/>
        <svg:desc/>
      </draw:frame>
      <draw:frame draw:id="id48" presentation:style-name="a527" draw:name="Content Placeholder 2" svg:x="4.2513in" svg:y="1.07986in" svg:width="5.0625in" svg:height="5.32986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Fifth level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1" draw:name="Text Placeholder 3" svg:x="0.6888in" svg:y="2.25in" svg:width="3.22526in" svg:height="4.16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0" presentation:style-name="a536" draw:name="Date Placeholder 4" svg:x="0.6875in" svg:y="6.95139in" svg:width="2.25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2021/11/3</text:date></text:span><text:span text:style-name="a534" text:class-names=""/></text:p>
        </draw:text-box>
        <svg:title/>
        <svg:desc/>
      </draw:frame>
      <draw:frame draw:id="id51" presentation:style-name="a539" draw:name="Footer Placeholder 5" svg:x="3.3125in" svg:y="6.95139in" svg:width="3.37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2" presentation:style-name="a543" draw:name="Slide Number Placeholder 6" svg:x="7.0625in" svg:y="6.95139in" svg:width="2.25in" svg:height="0.39931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5">
        <draw:frame draw:id="id5" presentation:style-name="a546" draw:name="页眉占位符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1" draw:name="日期占位符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2021/11/3</text:date></text:span><text:span text:style-name="a54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52" draw:name="幻灯片图像占位符 3">
          <svg:title/>
          <svg:desc/>
        </draw:page-thumbnail>
        <draw:frame draw:id="id8" presentation:style-name="a567" draw:name="备注占位符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单击此处编辑母版文本样式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二级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页脚占位符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4" draw:name="灯片编号占位符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76">
      <draw:frame draw:id="id53" presentation:style-name="a580" draw:name="Title 1" svg:x="0.6888in" svg:y="0.5in" svg:width="3.22526in" svg:height="1.75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54" presentation:style-name="a584" draw:name="Picture Placeholder 2" svg:x="4.2513in" svg:y="1.07986in" svg:width="5.0625in" svg:height="5.32986in" presentation:class="graphic" presentation:placeholder="false">
        <draw:text-box>
          <text:p text:style-name="a583" text:class-names="" text:cond-style-name=""><text:span text:style-name="a581" text:class-names="">Click icon to add picture</text:span><text:span text:style-name="a582" text:class-names=""/></text:p>
        </draw:text-box>
        <svg:title/>
        <svg:desc/>
      </draw:frame>
      <draw:frame draw:id="id55" presentation:style-name="a588" draw:name="Text Placeholder 3" svg:x="0.6888in" svg:y="2.25in" svg:width="3.22526in" svg:height="4.168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56" presentation:style-name="a593" draw:name="Date Placeholder 4" svg:x="0.6875in" svg:y="6.95139in" svg:width="2.25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>2021/11/3</text:date></text:span><text:span text:style-name="a591" text:class-names=""/></text:p>
        </draw:text-box>
        <svg:title/>
        <svg:desc/>
      </draw:frame>
      <draw:frame draw:id="id57" presentation:style-name="a596" draw:name="Footer Placeholder 5" svg:x="3.3125in" svg:y="6.95139in" svg:width="3.37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58" presentation:style-name="a600" draw:name="Slide Number Placeholder 6" svg:x="7.0625in" svg:y="6.95139in" svg:width="2.25in" svg:height="0.39931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>‹#›</text:page-number></text:span><text:span text:style-name="a598" text:class-names=""/></text:p>
        </draw:text-box>
        <svg:title/>
        <svg:desc/>
      </draw:frame>
      <presentation:notes style:page-layout-name="pageLayout2" draw:style-name="a632">
        <draw:frame draw:id="id5" presentation:style-name="a603" draw:name="页眉占位符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8" draw:name="日期占位符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2021/11/3</text:date></text:span><text:span text:style-name="a60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09" draw:name="幻灯片图像占位符 3">
          <svg:title/>
          <svg:desc/>
        </draw:page-thumbnail>
        <draw:frame draw:id="id8" presentation:style-name="a624" draw:name="备注占位符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单击此处编辑母版文本样式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二级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页脚占位符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1" draw:name="灯片编号占位符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33">
      <draw:frame draw:id="id59" presentation:style-name="a637" draw:name="Title 1" svg:x="0.6875in" svg:y="0.39931in" svg:width="8.625in" svg:height="1.44965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60" presentation:style-name="a654" draw:name="Vertical Text Placeholder 2" svg:x="0.6875in" svg:y="1.99653in" svg:width="8.625in" svg:height="4.75868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9" draw:name="Date Placeholder 3" svg:x="0.6875in" svg:y="6.95139in" svg:width="2.25in" svg:height="0.39931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2021/11/3</text:date></text:span><text:span text:style-name="a657" text:class-names=""/></text:p>
        </draw:text-box>
        <svg:title/>
        <svg:desc/>
      </draw:frame>
      <draw:frame draw:id="id62" presentation:style-name="a662" draw:name="Footer Placeholder 4" svg:x="3.3125in" svg:y="6.95139in" svg:width="3.375in" svg:height="0.39931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3" presentation:style-name="a666" draw:name="Slide Number Placeholder 5" svg:x="7.0625in" svg:y="6.95139in" svg:width="2.25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presentation:notes style:page-layout-name="pageLayout2" draw:style-name="a698">
        <draw:frame draw:id="id5" presentation:style-name="a669" draw:name="页眉占位符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日期占位符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2021/11/3</text:date></text:span><text:span text:style-name="a67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75" draw:name="幻灯片图像占位符 3">
          <svg:title/>
          <svg:desc/>
        </draw:page-thumbnail>
        <draw:frame draw:id="id8" presentation:style-name="a690" draw:name="备注占位符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单击此处编辑母版文本样式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二级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页脚占位符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灯片编号占位符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699">
      <draw:frame draw:id="id64" presentation:style-name="a703" draw:name="Vertical Title 1" svg:x="7.15625in" svg:y="0.39931in" svg:width="2.15625in" svg:height="6.3559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65" presentation:style-name="a720" draw:name="Vertical Text Placeholder 2" svg:x="0.6875in" svg:y="0.39931in" svg:width="6.34375in" svg:height="6.355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5" draw:name="Date Placeholder 3" svg:x="0.6875in" svg:y="6.95139in" svg:width="2.25in" svg:height="0.39931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2021/11/3</text:date></text:span><text:span text:style-name="a723" text:class-names=""/></text:p>
        </draw:text-box>
        <svg:title/>
        <svg:desc/>
      </draw:frame>
      <draw:frame draw:id="id67" presentation:style-name="a728" draw:name="Footer Placeholder 4" svg:x="3.3125in" svg:y="6.95139in" svg:width="3.375in" svg:height="0.39931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68" presentation:style-name="a732" draw:name="Slide Number Placeholder 5" svg:x="7.0625in" svg:y="6.95139in" svg:width="2.25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presentation:notes style:page-layout-name="pageLayout2" draw:style-name="a764">
        <draw:frame draw:id="id5" presentation:style-name="a735" draw:name="页眉占位符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6" presentation:style-name="a740" draw:name="日期占位符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2021/11/3</text:date></text:span><text:span text:style-name="a73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41" draw:name="幻灯片图像占位符 3">
          <svg:title/>
          <svg:desc/>
        </draw:page-thumbnail>
        <draw:frame draw:id="id8" presentation:style-name="a756" draw:name="备注占位符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单击此处编辑母版文本样式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二级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三级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9" draw:name="页脚占位符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3" draw:name="灯片编号占位符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Huang, Baoru</meta:initial-creator>
    <dc:creator>Huang, Baoru</dc:creator>
    <meta:creation-date>2022-02-17T16:22:13Z</meta:creation-date>
    <dc:date>2022-02-17T18:44:53Z</dc:date>
    <meta:template xlink:href="patterns_stereo_SfL" xlink:type="simple"/>
    <meta:editing-cycles>1</meta:editing-cycles>
    <meta:editing-duration>PT8559S</meta:editing-duration>
    <meta:document-statistic meta:paragraph-count="66" meta:word-count="66"/>
  </office:meta>
</office:document-meta>
</file>